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e sun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inevitably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had materialised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P2">She didn’t know. She didn’t know, but she didn’t stop. Then,</text:p>
      <text:p text:style-name="P2"><text:span text:style-name="T1">Ah...</text:span></text:p>
      <text:p text:style-name="P2">As a refreshing breeze came to meet her,</text:p>
      <text:p text:style-name="P2"><text:span text:style-name="T1">I see...</text:span></text:p>
      <text:p text:style-name="P2">The answer came to her naturally: she was chasing after happiness.</text:p>
      <text:p text:style-name="P2">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So,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do anything... Here, take this.”</text:p>
      <text:p text:style-name="P2">And just like that, sun girl had a large stack of printouts put in her hands, preventing her from bouncing around any further lest she dropped some papers.</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text:s text:c="1"/>heart dance for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the door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Simultaneously, all eyes turned to her. And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Great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She hadn’t.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called out to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was a close friend of yours,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 <text:span text:style-name="T1">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P2">It would take her many hours, before she found the courage to reach out to you again. Right now, she couldn’t even lie to you, let alone speak the truth. So, until she could do either of those things again, she would have to wait. Whatever happened until such a time didn’t much matter to her.</text:p>
      <text:p text:style-name="P2"/>
      <text:p text:style-name="P1">••</text:p>
      <text:p text:style-name="P1">Node 2: Towards the light</text:p>
      <text:p text:style-name="P1"/>
      <text:p text:style-name="Normal">“Hey...”</text:p>
      <text:p text:style-name="Normal">The bell had just rung the end of morning classes and the beginning of lunch break. Almost everyone was loosening up with a stretch, a sigh, or a yawn. She alone was still tense.</text:p>
      <text:p text:style-name="Normal">Clearly you didn’t notice her first attempt to get your attention, and this somewhat disheartened her. Still, she knew that if she didn’t do something soon, either your friends would come over to you or you would go to them. So, before either could happen,</text:p>
      <text:p text:style-name="Normal">“Say...” she said a bit louder, and this time,</text:p>
      <text:p text:style-name="Normal">“Mm?” You heard her, “you called?”</text:p>
      <text:p text:style-name="Normal">“Yes, um...” Her heart began to race, “thanks for earlier,” but she still had a good hold of herself.</text:p>
      <text:p text:style-name="Normal">“Yeah, don’t mention it.”</text:p>
      <text:p text:style-name="Normal">She wasn’t sure whether she loved or hated how you could smile so casually after saving her. <text:span text:style-name="T1">But,</text:span> that wasn’t a concern, at least not right now. “Also...” Right now, her priority was something else entirely, and in order to further it, in order to get closer to you, in order to give herself a chance at chasing happiness, “... are you free, after lunch?” <text:span text:style-name="T1">... Damn it, why is asking something that simple so difficult?</text:span></text:p>
      <text:p text:style-name="Normal">“Hm... Yeah, I don’t have anything planned. You need me for something?”</text:p>
      <text:p text:style-name="Normal">Her heart paused, she was sure of it, but that was irrelevant. “... Yeah, there’s something I’d like to ask you. Is that okay?”</text:p>
      <text:p text:style-name="Normal">You looked at her for a second, and that second lasted an eternity. “Sure. No problem.” Your expression had changed, your eyes had become inquisitive without betraying any sense of surprise. “Wanna meet up somewhere?” was the only question you voiced.</text:p>
      <text:p text:style-name="Normal">“Um, yeah. Let’s say... At the library...?” She’d blurted that out without thinking, luckily it wasn’t a terrible choice.</text:p>
      <text:p text:style-name="Normal">“Alright. I’ll... See you there later then.”</text:p>
      <text:p text:style-name="Normal">“Hm. Later.”</text:p>
      <text:p text:style-name="Normal">No sooner had she said that that she started walking out of the class as quickly as was reasonable. And the moment she passed through the door,</text:p>
      <text:p text:style-name="Normal"><text:span text:style-name="T1">AAHHH!!!! </text:span>She thought at the top of her lungs, holding a hand to her heart. The latter now drummed like crazy, like it was trying to make up for all the beats it missed seconds ago. <text:span text:style-name="T1">Alright, nice going, me.</text:span> She’d cleared the first hurdle, but she was only too aware that the real challenge was still ahead.</text:p>
      <text:p text:style-name="Normal"> <text:s text:c="1"/></text:p>
      <text:p text:style-name="Normal">The library was mostly empty, at this hour. Most chose the outdoors, and the few here were usually so per circumstances; some had work to finish, some wanted a place to be alone, and today, someone even skipped lunch to come here to confess to their crush. And, right now, that someone wasn’t feeling as courageous as when they’d made their resolve.</text:p>
      <text:p text:style-name="Normal">She’d taken a seat at one end of the library, next to the windows and opposite the entrance. From there, she could see who came in while staying away from prying ears. She would have picked a better hidden corner, but then you might have had trouble finding her. So, there she sat, head in her hands as though she were in deep focus. This impression was reinforced by the presence of an open book and the history assignment on her desk.</text:p>
      <text:p text:style-name="Normal">The reality was that those were there for her to distract herself, but since she was drowning in her own thoughts they really only served as decoration. She was forcing herself to read the texts, she was commanding her eyes to scan through the words, only for her brain to fail to process any of them. <text:span text:style-name="T1">No, it’s not that it fails,</text:span> rather, it didn’t even make any attempt. What was more, her heart had decided to mutiny too, and it was trying to beat its way out of her chest. In an effort to calm it,</text:p>
      <text:p text:style-name="Normal">“<text:span text:style-name="T1">Inhale... Exhale... </text:span>Phew...” She took a deep breath. Whether it helped or not, she wasn’t sure. On one hand it cleared her head a little, on the other it made her aware of the ball of stress and anxiety forming in her stomach, and she just knew that from this immaterial ball butterflies would emerge and start flying around. Maybe that was why her body was making her feel nauseous, maybe it was a natural reaction to make her throw up that ball.</text:p>
      <text:p text:style-name="Normal"><text:span text:style-name="T1">... Screw it all...</text:span> Why was she even putting herself through all this? What was she trying to accomplish? <text:span text:style-name="T1">Oh, I see what you’re trying to do. But do you even have a chance in hell?</text:span> Now she was becoming snappy with herself, <text:span text:style-name="T1">not good. So, once more:</text:span></text:p>
      <text:p text:style-name="Normal"><text:span text:style-name="T1">Inhale... Exhale... Inhale... Exhale...</text:span></text:p>
      <text:p text:style-name="Normal">Sabotaging herself would do her no good. The same went for worrying. She’d known that earlier too, but unlike earlier, she came to a conclusion.</text:p>
      <text:p text:style-name="Normal">“Sigh...” There was nothing she could do now, so she would simply resign herself to her fate, whatever it may be. Whatever was going to happen, her future self would deal with it somehow; as for her present self, there was nothing else she could do.</text:p>
      <text:p text:style-name="Normal"><text:span text:style-name="T1">... No, that’s not entirely true</text:span>... There was one last thing she could do:</text:p>
      <text:p text:style-name="Normal"><text:span text:style-name="T1">Do your best, future me. I... </text:span>Were the words she was about to say a lie? She searched for an answer deep within, and her heart told her that they were no lie: <text:span text:style-name="T1">... I believe you can do it... I know you can do it. Do your best!</text:span></text:p>
      <text:p text:style-name="Normal">And so, bearing a conviction laden with unease, she started reading the texts before her, and as time flowed without her heeding it,</text:p>
      <text:p text:style-name="Normal">“Yo,” you said, walking up to her.</text:p>
      <text:p text:style-name="P2">“H-hey,” a sense of dread invaded her, but with her imperfect determination and a genuine happiness that you had come, “how are you doing?” she opposed it, to the best of her abilities.</text:p>
      <text:p text:style-name="Normal">“I’m fine thanks, and you?”</text:p>
      <text:p text:style-name="Normal">“I’m fine too, thanks...”</text:p>
      <text:p text:style-name="Normal">“...”</text:p>
      <text:p text:style-name="Normal">There was a long moment of silence. Lamentably, determination didn’t make up for her lack of social skills, which left the two of you to stare awkwardly at one another for a solid few seconds. Thankfully, you took the initiative:</text:p>
      <text:p text:style-name="Normal">“Um, you’re already working on the history assignment?”</text:p>
      <text:p text:style-name="Normal">“Ah, yeah. Since I didn’t turn in the last one, I figured I should take this one seriously.” That was a lie she’d made up on the spot, she had an ulterior motive for bringing the printout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